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 manifest:full-path="META-INF/documentsignatures.xml"/>
  <manifest:file-entry manifest:media-type="" manifest:full-path="META-INF/"/>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6.4965in" fo:break-after="column" table:align="margins" style:writing-mode="lr-tb"/>
    </style:style>
    <style:style style:name="Table4.A" style:family="table-column">
      <style:table-column-properties style:column-width="1.6243in" style:rel-column-width="16383*"/>
    </style:style>
    <style:style style:name="Table4.D" style:family="table-column">
      <style:table-column-properties style:column-width="1.624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3" style:family="table-row">
      <style:table-row-properties style:row-height="0.0396in"/>
    </style:style>
    <style:style style:name="Table4.B7"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4708in" table:align="right"/>
    </style:style>
    <style:style style:name="Table8.A" style:family="table-column">
      <style:table-column-properties style:column-width="1.6049in"/>
    </style:style>
    <style:style style:name="Table8.B" style:family="table-column">
      <style:table-column-properties style:column-width="2.6972in"/>
    </style:style>
    <style:style style:name="Table8.C" style:family="table-column">
      <style:table-column-properties style:column-width="2.1688in"/>
    </style:style>
    <style:style style:name="Table8.A1" style:family="table-cell">
      <style:table-cell-properties fo:padding="0.0382in" fo:border-left="0.0007in solid #333333" fo:border-right="none" fo:border-top="0.0007in solid #333333" fo:border-bottom="0.0007in solid #333333"/>
    </style:style>
    <style:style style:name="Table8.C1" style:family="table-cell">
      <style:table-cell-properties fo:padding="0.0382in" fo:border="0.0007in solid #333333"/>
    </style:style>
    <style:style style:name="Table8.A2" style:family="table-cell">
      <style:table-cell-properties fo:background-color="transparent" fo:padding="0.0382in" fo:border-left="0.0007in solid #333333" fo:border-right="none" fo:border-top="none" fo:border-bottom="0.0007in solid #333333">
        <style:background-image/>
      </style:table-cell-properties>
    </style:style>
    <style:style style:name="Table8.B2" style:family="table-cell">
      <style:table-cell-properties fo:padding="0.0382in" fo:border-left="0.0007in solid #333333" fo:border-right="none" fo:border-top="none" fo:border-bottom="0.0007in solid #333333"/>
    </style:style>
    <style:style style:name="Table8.C2" style:family="table-cell">
      <style:table-cell-properties fo:padding="0.0382in" fo:border-left="0.0007in solid #333333" fo:border-right="0.0007in solid #333333" fo:border-top="none" fo:border-bottom="0.0007in solid #333333"/>
    </style:style>
    <style:style style:name="Table6" style:family="table">
      <style:table-properties style:width="6.4708in" table:align="right"/>
    </style:style>
    <style:style style:name="Table6.A" style:family="table-column">
      <style:table-column-properties style:column-width="1.6049in"/>
    </style:style>
    <style:style style:name="Table6.B" style:family="table-column">
      <style:table-column-properties style:column-width="2.6972in"/>
    </style:style>
    <style:style style:name="Table6.C" style:family="table-column">
      <style:table-column-properties style:column-width="2.1688in"/>
    </style:style>
    <style:style style:name="Table6.A1" style:family="table-cell">
      <style:table-cell-properties fo:padding="0.0382in" fo:border-left="0.0007in solid #333333" fo:border-right="none" fo:border-top="0.0007in solid #333333" fo:border-bottom="0.0007in solid #333333"/>
    </style:style>
    <style:style style:name="Table6.C1" style:family="table-cell">
      <style:table-cell-properties fo:padding="0.0382in" fo:border="0.0007in solid #333333"/>
    </style:style>
    <style:style style:name="Table6.A2" style:family="table-cell">
      <style:table-cell-properties fo:background-color="transparent" fo:padding="0.0382in" fo:border-left="0.0007in solid #333333" fo:border-right="none" fo:border-top="none" fo:border-bottom="0.0007in solid #333333">
        <style:background-image/>
      </style:table-cell-properties>
    </style:style>
    <style:style style:name="Table6.B2" style:family="table-cell">
      <style:table-cell-properties fo:padding="0.0382in" fo:border-left="0.0007in solid #333333" fo:border-right="none" fo:border-top="none" fo:border-bottom="0.0007in solid #333333"/>
    </style:style>
    <style:style style:name="Table6.C2" style:family="table-cell">
      <style:table-cell-properties fo:padding="0.0382in" fo:border-left="0.0007in solid #333333" fo:border-right="0.0007in solid #333333" fo:border-top="none" fo:border-bottom="0.0007in solid #333333"/>
    </style:style>
    <style:style style:name="Table6.6" style:family="table-row">
      <style:table-row-properties style:row-height="0.0431in"/>
    </style:style>
    <style:style style:name="Table2" style:family="table">
      <style:table-properties style:width="6.4708in" table:align="right"/>
    </style:style>
    <style:style style:name="Table2.A" style:family="table-column">
      <style:table-column-properties style:column-width="0.834in"/>
    </style:style>
    <style:style style:name="Table2.B" style:family="table-column">
      <style:table-column-properties style:column-width="4.1236in"/>
    </style:style>
    <style:style style:name="Table2.C" style:family="table-column">
      <style:table-column-properties style:column-width="0.5743in"/>
    </style:style>
    <style:style style:name="Table2.D" style:family="table-column">
      <style:table-column-properties style:column-width="0.9389in"/>
    </style:style>
    <style:style style:name="Table2.A1" style:family="table-cell">
      <style:table-cell-properties fo:padding="0.0382in" fo:border-left="0.0007in solid #333333" fo:border-right="none" fo:border-top="0.0007in solid #333333" fo:border-bottom="0.0007in solid #333333"/>
    </style:style>
    <style:style style:name="Table2.D1" style:family="table-cell">
      <style:table-cell-properties fo:padding="0.0382in" fo:border="0.0007in solid #333333"/>
    </style:style>
    <style:style style:name="Table2.A2" style:family="table-cell">
      <style:table-cell-properties fo:background-color="transparent" fo:padding="0.0382in" fo:border-left="0.0007in solid #333333" fo:border-right="none" fo:border-top="none" fo:border-bottom="0.0007in solid #333333">
        <style:background-image/>
      </style:table-cell-properties>
    </style:style>
    <style:style style:name="Table2.B2" style:family="table-cell">
      <style:table-cell-properties fo:padding="0.0382in" fo:border-left="0.0007in solid #333333" fo:border-right="none" fo:border-top="none" fo:border-bottom="0.0007in solid #333333"/>
    </style:style>
    <style:style style:name="Table2.D2" style:family="table-cell">
      <style:table-cell-properties fo:padding="0.0382in" fo:border-left="0.0007in solid #333333" fo:border-right="0.0007in solid #333333" fo:border-top="none" fo:border-bottom="0.0007in solid #333333"/>
    </style:style>
    <style:style style:name="Table3" style:family="table">
      <style:table-properties style:width="6.4903in" table:align="right"/>
    </style:style>
    <style:style style:name="Table3.A" style:family="table-column">
      <style:table-column-properties style:column-width="3.509in"/>
    </style:style>
    <style:style style:name="Table3.B" style:family="table-column">
      <style:table-column-properties style:column-width="2.9813in"/>
    </style:style>
    <style:style style:name="Table3.A1" style:family="table-cell">
      <style:table-cell-properties fo:padding="0.0382in" fo:border="none"/>
    </style:style>
    <style:style style:name="Table3.A2" style:family="table-cell">
      <style:table-cell-properties fo:padding="0.0382in" fo:border-left="none" fo:border-right="none" fo:border-top="0.0007in solid #333333" fo:border-bottom="0.0007in solid #333333"/>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209in" fo:margin-right="0in" fo:text-indent="0in"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none" fo:country="none"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102in" fo:margin-right="0in" fo:text-indent="0in"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paragraph-properties style:writing-mode="lr-tb"/>
    </style:style>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bold"/>
    </style:style>
    <style:style style:name="P17" style:family="paragraph" style:parent-style-name="Table_20_Contents">
      <style:text-properties fo:language="none" fo:country="none"/>
    </style:style>
    <style:style style:name="P18" style:family="paragraph" style:parent-style-name="Standard">
      <style:text-properties fo:color="#ffffff"/>
    </style:style>
    <style:style style:name="P19" style:family="paragraph" style:parent-style-name="Table_20_Contents">
      <style:text-properties fo:language="none" fo:country="none" fo:font-weight="normal"/>
    </style:style>
    <style:style style:name="P20" style:family="paragraph" style:parent-style-name="Standard">
      <style:paragraph-properties fo:break-before="page"/>
    </style:style>
    <style:style style:name="P21" style:family="paragraph" style:parent-style-name="Table_20_Contents">
      <style:text-properties fo:font-weight="bold"/>
    </style:style>
    <style:style style:name="P22" style:family="paragraph" style:parent-style-name="Standard">
      <style:text-properties fo:font-size="6pt" fo:font-weight="bold" style:font-size-asian="6pt" style:font-size-complex="6pt"/>
    </style:style>
    <style:style style:name="P23" style:family="paragraph" style:parent-style-name="Standard">
      <style:paragraph-properties fo:break-before="page"/>
      <style:text-properties fo:font-size="6pt" fo:font-weight="bold" style:font-size-asian="6pt" style:font-size-complex="6pt"/>
    </style:style>
    <style:style style:name="P24" style:family="paragraph" style:parent-style-name="Contents_20_4">
      <style:paragraph-properties>
        <style:tab-stops>
          <style:tab-stop style:position="0.472in"/>
          <style:tab-stop style:position="6.4965in" style:type="right" style:leader-style="dotted" style:leader-text="."/>
        </style:tab-stops>
      </style:paragraph-properties>
    </style:style>
    <style:style style:name="P25" style:family="paragraph" style:parent-style-name="Contents_20_1">
      <style:paragraph-properties>
        <style:tab-stops>
          <style:tab-stop style:position="0.472in"/>
          <style:tab-stop style:position="6.4965in" style:type="right" style:leader-style="dotted" style:leader-text="."/>
        </style:tab-stops>
      </style:paragraph-properties>
    </style:style>
    <style:style style:name="P26" style:family="paragraph" style:parent-style-name="Contents_20_2">
      <style:paragraph-properties>
        <style:tab-stops>
          <style:tab-stop style:position="0.472in"/>
          <style:tab-stop style:position="6.4965in" style:type="right" style:leader-style="dotted" style:leader-text="."/>
        </style:tab-stops>
      </style:paragraph-properties>
    </style:style>
    <style:style style:name="P27" style:family="paragraph" style:parent-style-name="Heading_20_4" style:master-page-name="Standard">
      <style:paragraph-properties fo:margin-left="0.0102in" fo:margin-right="0in" fo:text-indent="0in" style:auto-text-indent="false" style:page-number="1"/>
    </style:style>
    <style:style style:name="P28" style:family="paragraph" style:parent-style-name="Text_20_body" style:list-style-name="L2">
      <style:paragraph-properties style:writing-mode="lr-tb"/>
    </style:style>
    <style:style style:name="P29" style:family="paragraph" style:parent-style-name="Text_20_body">
      <style:text-properties fo:color="#000000" fo:font-weight="bold"/>
    </style:style>
    <style:style style:name="T1" style:family="text">
      <style:text-properties fo:font-weight="bold"/>
    </style:style>
    <style:style style:name="T2" style:family="text">
      <style:text-properties fo:font-weight="bold" style:font-weight-asian="bold" style:font-weight-complex="bol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937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3937in"/>
      </text:list-level-style-number>
      <text:list-level-style-number text:level="4" style:num-format="">
        <style:list-level-properties text:min-label-width="0.3937in"/>
      </text:list-level-style-number>
      <text:list-level-style-number text:level="5" style:num-format="">
        <style:list-level-properties text:min-label-width="0.3937in"/>
      </text:list-level-style-number>
      <text:list-level-style-number text:level="6" style:num-format="">
        <style:list-level-properties text:min-label-width="0.3937in"/>
      </text:list-level-style-number>
      <text:list-level-style-number text:level="7" style:num-format="">
        <style:list-level-properties text:min-label-width="0.3937in"/>
      </text:list-level-style-number>
      <text:list-level-style-number text:level="8" style:num-format="">
        <style:list-level-properties text:min-label-width="0.3937in"/>
      </text:list-level-style-number>
      <text:list-level-style-number text:level="9" style:num-format="">
        <style:list-level-properties text:min-label-width="0.3937in"/>
      </text:list-level-style-number>
      <text:list-level-style-number text:level="10" style:num-format="">
        <style:list-level-properties text:min-label-width="0.3937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Thai 't' Numberformat Modifier</text:title></text:p>
      <text:p text:style-name="P2">OpenOffice.org 2.0.1</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Eike Rathke</text:p>
          </table:table-cell>
          <table:table-cell table:style-name="Table4.A2" office:value-type="string">
            <text:p text:style-name="P9"><text:date style:data-style-name="N84" text:date-value="2005-10-11T12:30:11" text:fixed="true">2005-10-11</text:date> </text:p>
          </table:table-cell>
          <table:table-cell table:style-name="Table4.D2" office:value-type="string">
            <text:p text:style-name="P8">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Calc, partially Numerformatter in general</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text:a xlink:type="simple" xlink:href="http://qa.openoffice.org/issues/show_bug.cgi?id=53826">i53826</text:a></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
      <text:p text:style-name="P13">Abstract</text:p>
      <text:p text:style-name="P14">The Thai localized MS-Excel 97 version and later has a special feature where the letter 't' occurring in a number format modifies the display string such that Thai native numerals are used for output instead of ASCII digits. OpenOffice.org will emulate this behavior for a Thai locale by mapping the 't' modifier to the usual [NatNum1] modifier. The MS-Excel import and export filters will map between 't' and [NatNum1] modifier and vice versa under specific circumstances, see detailed specification.</text:p>
      <text:p text:style-name="Text_20_body"/>
      <text:p text:style-name="P15">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
            </table:table-cell>
            <table:table-cell table:style-name="Table8.A1" office:value-type="string">
              <text:p text:style-name="P16">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7">Falko Tesch</text:p>
          </table:table-cell>
          <table:table-cell table:style-name="Table8.C2" office:value-type="string">
            <text:p text:style-name="P17">ft@openoffice.org</text:p>
          </table:table-cell>
        </table:table-row>
        <table:table-row>
          <table:table-cell table:style-name="Table8.A2" office:value-type="string">
            <text:p text:style-name="Table_20_Heading">Development</text:p>
          </table:table-cell>
          <table:table-cell table:style-name="Table8.B2" office:value-type="string">
            <text:p text:style-name="P17">Eike Rathke (Numberformatter)</text:p>
          </table:table-cell>
          <table:table-cell table:style-name="Table8.C2" office:value-type="string">
            <text:p text:style-name="P17">er@openoffice.org</text:p>
          </table:table-cell>
        </table:table-row>
        <table:table-row>
          <table:table-cell table:style-name="Table8.A2" office:value-type="string">
            <text:p text:style-name="Table_20_Heading">Development</text:p>
          </table:table-cell>
          <table:table-cell table:style-name="Table8.B2" office:value-type="string">
            <text:p text:style-name="P17">Daniel Rentz (MS-Excel filter)</text:p>
          </table:table-cell>
          <table:table-cell table:style-name="Table8.C2" office:value-type="string">
            <text:p text:style-name="P17">dr@openoffice.org</text:p>
          </table:table-cell>
        </table:table-row>
        <table:table-row>
          <table:table-cell table:style-name="Table8.A2" office:value-type="string">
            <text:p text:style-name="Table_20_Heading">Quality Assurance</text:p>
          </table:table-cell>
          <table:table-cell table:style-name="Table8.B2" office:value-type="string">
            <text:p text:style-name="P17">Oliver Craemer</text:p>
          </table:table-cell>
          <table:table-cell table:style-name="Table8.C2" office:value-type="string">
            <text:p text:style-name="P17">oc@openoffice.org</text:p>
          </table:table-cell>
        </table:table-row>
        <table:table-row>
          <table:table-cell table:style-name="Table8.A2" office:value-type="string">
            <text:p text:style-name="Table_20_Heading">Documentation</text:p>
          </table:table-cell>
          <table:table-cell table:style-name="Table8.B2" office:value-type="string">
            <text:p text:style-name="P17">Uwe Fischer</text:p>
          </table:table-cell>
          <table:table-cell table:style-name="Table8.C2" office:value-type="string">
            <text:p text:style-name="P17">ufi@openoffice.org</text:p>
          </table:table-cell>
        </table:table-row>
      </table:table>
      <text:p text:style-name="P18"/>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6">User Experience</text:p>
          </table:table-cell>
          <table:table-cell table:style-name="Table6.B2" office:value-type="string">
            <text:p text:style-name="P17">Falko Tesch</text:p>
          </table:table-cell>
          <table:table-cell table:style-name="Table6.C2" office:value-type="string">
            <text:p text:style-name="P19"><text:date style:data-style-name="N84" text:date-value="2005-10-11T12:48:44" text:fixed="true">2005-10-11</text:date></text:p>
          </table:table-cell>
        </table:table-row>
        <table:table-row>
          <table:table-cell table:style-name="Table6.A2" office:value-type="string">
            <text:p text:style-name="Table_20_Heading">Development</text:p>
          </table:table-cell>
          <table:table-cell table:style-name="Table6.B2" office:value-type="string">
            <text:p text:style-name="P17">Eike Rathke</text:p>
          </table:table-cell>
          <table:table-cell table:style-name="Table6.C2" office:value-type="string">
            <text:p text:style-name="P17"><text:date style:data-style-name="N84" text:date-value="2005-10-11T12:48:44" text:fixed="true">2005-10-11</text:date></text:p>
          </table:table-cell>
        </table:table-row>
        <table:table-row>
          <table:table-cell table:style-name="Table6.A2" office:value-type="string">
            <text:p text:style-name="Table_20_Heading">Quality Assurance</text:p>
          </table:table-cell>
          <table:table-cell table:style-name="Table6.B2" office:value-type="string">
            <text:p text:style-name="P17">Oliver Craemer</text:p>
          </table:table-cell>
          <table:table-cell table:style-name="Table6.C2" office:value-type="string">
            <text:p text:style-name="P17"><text:date style:data-style-name="N84" text:date-value="2005-10-11T12:48:44" text:fixed="true">2005-10-11</text:date></text:p>
          </table:table-cell>
        </table:table-row>
        <table:table-row>
          <table:table-cell table:style-name="Table6.A2" office:value-type="string">
            <text:p text:style-name="Table_20_Heading">Documentation</text:p>
          </table:table-cell>
          <table:table-cell table:style-name="Table6.B2" office:value-type="string">
            <text:p text:style-name="P17">Uwe Fischer</text:p>
          </table:table-cell>
          <table:table-cell table:style-name="Table6.C2" office:value-type="string">
            <text:p text:style-name="P17"><text:date style:data-style-name="N84" text:date-value="2005-10-11T12:48:44" text:fixed="true">2005-10-11</text:date></text:p>
          </table:table-cell>
        </table:table-row>
        <table:table-row table:style-name="Table6.6">
          <table:table-cell table:style-name="Table6.A2" office:value-type="string">
            <text:p text:style-name="Table_20_Heading"/>
          </table:table-cell>
          <table:table-cell table:style-name="Table6.B2" office:value-type="string">
            <text:p text:style-name="P17"/>
          </table:table-cell>
          <table:table-cell table:style-name="Table6.C2" office:value-type="string">
            <text:p text:style-name="P17"/>
          </table:table-cell>
        </table:table-row>
        <table:table-row>
          <table:table-cell table:style-name="Table6.A2" office:value-type="string">
            <text:p text:style-name="Table_20_Heading">String Review</text:p>
          </table:table-cell>
          <table:table-cell table:style-name="Table6.B2" office:value-type="string">
            <text:p text:style-name="P17"/>
          </table:table-cell>
          <table:table-cell table:style-name="Table6.C2" office:value-type="string">
            <text:p text:style-name="P17"/>
          </table:table-cell>
        </table:table-row>
      </table:table>
      <text:p text:style-name="Standard"/>
      <text:p text:style-name="P20"/>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1.0</text:p>
          </table:table-cell>
          <table:table-cell table:style-name="Table2.B2" office:value-type="string">
            <text:p text:style-name="P17">initial revision</text:p>
          </table:table-cell>
          <table:table-cell table:style-name="Table2.B2" office:value-type="string">
            <text:p text:style-name="P17">ER</text:p>
          </table:table-cell>
          <table:table-cell table:style-name="Table2.D2" office:value-type="string">
            <text:p text:style-name="P19"><text:date style:data-style-name="N84" text:date-value="2005-10-11T12:49:52.99" text:fixed="true">2005-10-11</text:date></text:p>
          </table:table-cell>
        </table:table-row>
        <table:table-row>
          <table:table-cell table:style-name="Table2.A2" office:value-type="string">
            <text:p text:style-name="Table_20_Contents"/>
          </table:table-cell>
          <table:table-cell table:style-name="Table2.B2" office:value-type="string">
            <text:p text:style-name="P17"/>
          </table:table-cell>
          <table:table-cell table:style-name="Table2.B2" office:value-type="string">
            <text:p text:style-name="P17"/>
          </table:table-cell>
          <table:table-cell table:style-name="Table2.D2" office:value-type="string">
            <text:p text:style-name="P17"/>
          </table:table-cell>
        </table:table-row>
      </table:table>
      <text:p text:style-name="P22"/>
      <text:p text:style-name="P2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5f_5f_5f_5f_5f_5f_5f_5f_5f_5f_5f_5f_5f_5f_5f_20_5f_5f_5f_5f_5f_5f_5f_5f_5f_5f_5f_5f_5f_5f_5f_5">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5f_5f_5f_5f_5f_5f_5f_5f_5f_5f_5f_5f_5f_5f_5f_20_5f_5f_5f_5f_5f_5f_5f_5f_5f_5f_5f_5f_5f_5f_5f_6">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5f_5f_5f_5f_5f_5f_5f_5f_5f_5f_5f_5f_5f_5f_5f_20_5f_5f_5f_5f_5f_5f_5f_5f_5f_5f_5f_5f_5f_5f_5f_7">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5f_5f_5f_5f_5f_5f_5f_5f_5f_5f_5f_5f_5f_5f_5f_20_5f_5f_5f_5f_5f_5f_5f_5f_5f_5f_5f_5f_5f_5f_5f_8">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5f_5f_5f_5f_5f_5f_5f_5f_5f_5f_5f_5f_5f_5f_5f_20_5f_5f_5f_5f_5f_5f_5f_5f_5f_5f_5f_5f_5f_5f_5f_9">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5f_5f_5f_5f_5f_5f_5f_5f_5f_5f_5f_5f_5f_5f_5f_20_5f_5f_5f_5f_5f_5f_5f_5f_5f_5f_5f_5f_5f_5f_5f_10">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4"><text:span text:style-name="Contents_20_Links"><text:tab/></text:span><text:a xlink:type="simple" xlink:href="#0.0.0.0.Glossary|outline"><text:span text:style-name="Contents_20_Links">Glossary</text:span></text:a><text:span text:style-name="Contents_20_Links"><text:tab/></text:span><text:span text:style-name="Contents_20_Links"><text:span text:style-name="Contents_20_Links">1</text:span></text:span></text:p>
          <text:p text:style-name="P25"><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5"><text:span text:style-name="Contents_20_Links">2<text:tab/></text:span><text:a xlink:type="simple" xlink:href="#2.User Scenarios|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25"><text:span text:style-name="Contents_20_Links">3<text:tab/></text:span><text:a xlink:type="simple" xlink:href="#3.Goals|outline"><text:span text:style-name="Contents_20_Links"><text:span text:style-name="Contents_20_Links">Goals</text:span></text:span></text:a><text:span text:style-name="Contents_20_Links"><text:tab/></text:span><text:span text:style-name="Contents_20_Links"><text:span text:style-name="Contents_20_Links">1</text:span></text:span></text:p>
          <text:p text:style-name="P25"><text:span text:style-name="Contents_20_Links">4<text:tab/></text:span><text:a xlink:type="simple" xlink:href="#4.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6"><text:span text:style-name="Contents_20_Links">4.1<text:tab/></text:span><text:a xlink:type="simple" xlink:href="#4.1.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6"><text:span text:style-name="Contents_20_Links">4.2<text:tab/></text:span><text:a xlink:type="simple" xlink:href="#4.2.Technical Dependencies|outline"><text:span text:style-name="Contents_20_Links"><text:span text:style-name="Contents_20_Links">Technical Dependencies</text:span></text:span></text:a><text:span text:style-name="Contents_20_Links"><text:tab/></text:span><text:span text:style-name="Contents_20_Links"><text:span text:style-name="Contents_20_Links">1</text:span></text:span></text:p>
          <text:p text:style-name="P25"><text:span text:style-name="Contents_20_Links">5<text:tab/></text:span><text:a xlink:type="simple" xlink:href="#5.Competitive Analyses|outline"><text:span text:style-name="Contents_20_Links"><text:span text:style-name="Contents_20_Links">Competitive Analyses</text:span></text:span></text:a><text:span text:style-name="Contents_20_Links"><text:tab/></text:span><text:span text:style-name="Contents_20_Links"><text:span text:style-name="Contents_20_Links">1</text:span></text:span></text:p>
          <text:p text:style-name="P25"><text:span text:style-name="Contents_20_Links">6<text:tab/></text:span><text:a xlink:type="simple" xlink:href="#6.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1</text:span></text:span></text:p>
          <text:p text:style-name="P26"><text:span text:style-name="Contents_20_Links">6.1<text:tab/></text:span><text:a xlink:type="simple" xlink:href="#6.1.G11n|outline"><text:span text:style-name="Contents_20_Links"><text:span text:style-name="Contents_20_Links">G11n</text:span></text:span></text:a><text:span text:style-name="Contents_20_Links"><text:tab/></text:span><text:span text:style-name="Contents_20_Links"><text:span text:style-name="Contents_20_Links">2</text:span></text:span></text:p>
          <text:p text:style-name="P26"><text:span text:style-name="Contents_20_Links">6.2<text:tab/></text:span><text:a xlink:type="simple" xlink:href="#6.2.Error Conditions|outline"><text:span text:style-name="Contents_20_Links"><text:span text:style-name="Contents_20_Links">Error Conditions</text:span></text:span></text:a><text:span text:style-name="Contents_20_Links"><text:tab/></text:span><text:span text:style-name="Contents_20_Links"><text:span text:style-name="Contents_20_Links">2</text:span></text:span></text:p>
          <text:p text:style-name="P26"><text:span text:style-name="Contents_20_Links">6.3<text:tab/></text:span><text:a xlink:type="simple" xlink:href="#6.3.Migration|outline"><text:span text:style-name="Contents_20_Links"><text:span text:style-name="Contents_20_Links">Migration</text:span></text:span></text:a><text:span text:style-name="Contents_20_Links"><text:tab/></text:span><text:span text:style-name="Contents_20_Links"><text:span text:style-name="Contents_20_Links">2</text:span></text:span></text:p>
          <text:p text:style-name="P25"><text:span text:style-name="Contents_20_Links">7<text:tab/></text:span><text:a xlink:type="simple" xlink:href="#7.Future Tasks|outline"><text:span text:style-name="Contents_20_Links"><text:span text:style-name="Contents_20_Links">Future Tasks</text:span></text:span></text:a><text:span text:style-name="Contents_20_Links"><text:tab/></text:span><text:span text:style-name="Contents_20_Links"><text:span text:style-name="Contents_20_Links">3</text:span></text:span></text:p>
          <text:p text:style-name="P25"><text:span text:style-name="Contents_20_Links">8<text:tab/></text:span><text:a xlink:type="simple" xlink:href="#8.Notes|outline"><text:span text:style-name="Contents_20_Links"><text:span text:style-name="Contents_20_Links">Notes</text:span></text:span></text:a><text:span text:style-name="Contents_20_Links"><text:tab/></text:span><text:span text:style-name="Contents_20_Links"><text:span text:style-name="Contents_20_Links">3</text:span></text:span></text:p>
          <text:p text:style-name="P25"><text:span text:style-name="Contents_20_Links">9<text:tab/></text:span><text:a xlink:type="simple" xlink:href="#9.References|outline"><text:span text:style-name="Contents_20_Links"><text:span text:style-name="Contents_20_Links">References</text:span></text:span></text:a><text:span text:style-name="Contents_20_Links"><text:tab/></text:span><text:span text:style-name="Contents_20_Links"><text:span text:style-name="Contents_20_Links">3</text:span></text:span></text:p>
        </text:index-body>
      </text:table-of-content>
      <text:p text:style-name="P22"/>
      <text:h text:style-name="P27"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text:placeholder text:placeholder-type="text" text:description="Please give the terms and abbreviations used in the specification, a short short description or explanation">&lt;Term 1&gt;</text:placeholder></text:p>
          </table:table-cell>
          <table:table-cell table:style-name="Table3.A2" office:value-type="string">
            <text:p text:style-name="Table_20_Contents"/>
          </table:table-cell>
        </table:table-row>
      </table:table>
      <text:p text:style-name="Standard"/>
      <text:h text:style-name="Heading_20_1" text:outline-level="1">Motivation</text:h>
      <text:p text:style-name="Text_20_body">To be able to read files created with the Thai localized Excel version and display numbers properly, and to be able to save those files in a round-trip for opening them in a Thai localized MS-Excel version again.</text:p>
      <text:h text:style-name="Heading_20_1" text:outline-level="1">User Scenarios</text:h>
      <text:p text:style-name="Text_20_body">A user of a Thai localized MS-Excel version may create and use number formats that have a 't' modifier to display numbers and dates in Thai native numerals.</text:p>
      <text:h text:style-name="Heading_20_1" text:outline-level="1">Goals</text:h>
      <text:p text:style-name="Text_20_body">Replace an occurrence of a Thai 't' number format modifier with a [NatNum1] modifier during MS-Excel 97 import, and during export to the MS-Excel 97 file format replace the [NatNum1] modifier with a 't' modifier.</text:p>
      <text:h text:style-name="Heading_20_1" text:outline-level="1">Requirements and Dependencies</text:h>
      <text:h text:style-name="Heading_20_2" text:outline-level="2">Requirements</text:h>
      <text:p text:style-name="Text_20_body">This feature is a requirement of the Thai market.</text:p>
      <text:h text:style-name="Heading_20_2" text:outline-level="2">Technical Dependencies</text:h>
      <text:p text:style-name="Text_20_body">Only dependency between Calc's MS-Excel filter and Numberformatter. In case a test tool reads UI display strings it may encounter Thai numerals if a Thai MS-Excel document was read in, where previously only ASCII digits were displayed.</text:p>
      <text:h text:style-name="Heading_20_1" text:outline-level="1">Competitive Analyses</text:h>
      <text:p text:style-name="Text_20_body">MS-Excel 97 only in a Thai localized version, and MS-Excel 2003 if behavior was switched to Thai using the Microsoft Office 2003 Language Settings application do have the feature of the 't' modifier.</text:p>
      <text:h text:style-name="Heading_20_1" text:outline-level="1">Detailed Specification</text:h>
      <text:p text:style-name="Text_20_body">The following Numberformatter behavior applies to a Thai locale, which means either the Numberformatter's locale is explicitly set to Thai, or if Default, the Tools.Options.LanguageSettings.Languages.Locale is set to Thai, or if Default, the system's locale is set to Thai. A user input of a format code containing the unescaped letter 't' will be automatically rewritten as a format code containing the [NatNum1] modifier, for example the format code<text:line-break/><text:line-break/><text:span text:style-name="User_20_Entry">t0.00</text:span><text:line-break/><text:line-break/>will become<text:line-break/><text:line-break/><text:span text:style-name="User_20_Entry">[NatNum1]0.00</text:span><text:line-break/><text:line-break/>and display the number as usual in Thai numerals. This is applicable to any of these number format types: Number, Percent, Currency, Date, Time, Scientific, Fraction. The modifier may be applied independently to the different sections, positive/negative/null value, of the format code. The output displayed depends on the already existing implementation of Thai numerals.</text:p>
      <text:p text:style-name="P14">When importing a MS-Excel 97 or later file, the mapping is applied if and only if</text:p>
      <text:list text:style-name="L2">
        <text:list-item>
          <text:p text:style-name="P28">the MS-Excel version used to write the file was a Thai localized version <text:span text:style-name="T2">and</text:span></text:p>
        </text:list-item>
        <text:list-item>
          <text:p text:style-name="P28">during import the current locale is the Thai locale, which means either Tools.Options.LanguageSettings.Languages.Locale is set to Thai, or if Default, the system's locale is set to Thai.</text:p>
        </text:list-item>
      </text:list>
      <text:p text:style-name="P14">In case the MS-Excel version used to write the file was not a Thai localized version, MS-Excel doesn't allow to use a 't' modifier, nor can such a modifier be stored, even if an original Thai document loaded into MS-Excel had one present. The 't' will be stored as a literal escaped \t instead. MS-Excel 2003 also loads a Thai 't' modifier as such only if the behavior was switched to Thai using the Microsoft Office 2003 Language Settings application. Otherwise a literal "t" is displayed for user defined number formats, and predefined internally built-in number formats are displayed as usual for that locale. This is emulated by the OpenOffice.org MS-Excel import filter.</text:p>
      <text:p text:style-name="P14">During export to the MS-Excel 97 or later file format, if a number format is either explicitly set to Thai in the Numberformatter dialog or <text:s/>inherited from the configuration respectively the system settings to be Thai, a [NatNum1] is converted to a 't' modifier.</text:p>
      <text:p text:style-name="P14"/>
      <text:p text:style-name="P15">String list</text:p>
      <text:p text:style-name="Text_20_body">No UI strings needed.</text:p>
      <text:p text:style-name="P29">Tab Order</text:p>
      <text:p text:style-name="Text_20_body">N/A</text:p>
      <text:p text:style-name="P15">Key Board Shortcuts</text:p>
      <text:p text:style-name="Text_20_body">N/A</text:p>
      <text:h text:style-name="Heading_20_2" text:outline-level="2">G11n</text:h>
      <text:p text:style-name="Text_20_body">Relevant for the Thai market.</text:p>
      <text:h text:style-name="Heading_20_2" text:outline-level="2">Error Conditions</text:h>
      <text:p text:style-name="Text_20_body">None.</text:p>
      <text:h text:style-name="Heading_20_2" text:outline-level="2">Migration</text:h>
      <text:p text:style-name="Text_20_body">Not applicable.</text:p>
      <text:h text:style-name="Heading_20_1" text:outline-level="1">Future Tasks</text:h>
      <text:p text:style-name="Text_20_body">None.</text:p>
      <text:h text:style-name="Heading_20_1" text:outline-level="1">Notes</text:h>
      <text:p text:style-name="Text_20_body"><text:placeholder text:placeholder-type="text">&lt;Questions will arise during the writing of the specification. State these in here.&gt;</text:placeholder></text:p>
      <text:h text:style-name="Heading_20_1" text:outline-level="1">References</text:h>
      <text:p text:style-name="Text_20_body"><text:placeholder text:placeholder-type="text">&lt;Give references to related documentation, such as engineering designs, technical specs, and other sources for related units. Also include links to documents that other sections in this spec need to refer to, such as user opinions usability test reports.&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false"/>
      <style:text-properties style:font-name="Albany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5118in" fo:margin-bottom="0.0783in"/>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965in" fo:margin-bottom="0.0783in"/>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1575in" fo:margin-bottom="0.0398in"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134in" fo:margin-right="0in" fo:text-indent="0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3937in" fo:margin-right="0in" fo:text-indent="-0.3937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193in" fo:border-left="none" fo:border-right="none" fo:border-top="none" fo:border-bottom="0.0008in solid #594fbf" text:number-lines="false" text:line-number="0">
        <style:tab-stops>
          <style:tab-stop style:position="3.248in" style:type="center"/>
          <style:tab-stop style:position="6.4965in" style:type="right"/>
        </style:tab-stops>
        <style:background-image/>
      </style:paragraph-properties>
      <style:text-properties style:font-name="Albany1" fo:font-size="10pt"/>
    </style:style>
    <style:style style:name="Footer" style:family="paragraph" style:parent-style-name="Standard" style:class="extra">
      <style:paragraph-properties fo:padding="0.0193in" fo:border-left="none" fo:border-right="none" fo:border-top="0.0008in solid #4700b8" fo:border-bottom="none" text:number-lines="false" text:line-number="0">
        <style:tab-stops>
          <style:tab-stop style:position="3.2555in" style:type="center"/>
          <style:tab-stop style:position="6.511in"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0.4134in" fo:margin-right="0in" fo:text-indent="0in"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in" fo:margin-right="0in" fo:text-indent="0in" style:auto-text-indent="false" fo:background-color="transparent">
        <style:tab-stops>
          <style:tab-stop style:position="6.3146in"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in" fo:margin-right="0in" fo:text-indent="0in" style:auto-text-indent="false">
        <style:tab-stops>
          <style:tab-stop style:position="6.1035in"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User_20_Entry" style:display-name="User Entry" style:family="text">
      <style:text-properties style:font-name="Cumberland" style:font-name-asian="Cumberland" style:font-name-complex="Cumberland"/>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937in"/>
      </text:outline-level-style>
      <text:outline-level-style text:level="2" style:num-format="1" text:display-levels="2">
        <style:list-level-properties text:min-label-width="0.3937in"/>
      </text:outline-level-style>
      <text:outline-level-style text:level="3" style:num-format="1" text:display-levels="3">
        <style:list-level-properties text:min-label-width="0.3937in"/>
      </text:outline-level-style>
      <text:outline-level-style text:level="4" style:num-format="">
        <style:list-level-properties text:min-label-width="0.3937in"/>
      </text:outline-level-style>
      <text:outline-level-style text:level="5" style:num-format="">
        <style:list-level-properties text:min-label-width="0.3937in"/>
      </text:outline-level-style>
      <text:outline-level-style text:level="6" style:num-format="">
        <style:list-level-properties text:min-label-width="0.3937in"/>
      </text:outline-level-style>
      <text:outline-level-style text:level="7" style:num-format="">
        <style:list-level-properties text:min-label-width="0.3937in"/>
      </text:outline-level-style>
      <text:outline-level-style text:level="8" style:num-format="">
        <style:list-level-properties text:min-label-width="0.3937in"/>
      </text:outline-level-style>
      <text:outline-level-style text:level="9" style:num-format="">
        <style:list-level-properties text:min-label-width="0.3937in"/>
      </text:outline-level-style>
      <text:outline-level-style text:level="10" style:num-format="">
        <style:list-level-properties text:min-label-width="0.3937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3154in"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8">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9">
      <style:page-layout-properties fo:page-width="8.2681in" fo:page-height="11.6929in" style:num-format="1" style:print-orientation="portrait" fo:margin-top="0.7874in" fo:margin-bottom="1.1811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text:title>Thai 't' Numberformat Modifier</text:title></text:p>
      </style:header>
      <style:footer>
        <text:p text:style-name="P1">Page <text:page-number text:select-page="current">2</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text:a xlink:type="simple" xlink:href="http://specs.openoffice.org/calc/compatibility/Thai_t_numberformat_modifier.odt">http://specs.openoffice.org/calc/compatibility/Thai_t_numberformat_modifier.odt</text:a></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24$Build-8945</meta:generator>
    <dc:title>Thai 't' Numberformat Modifier</dc:title>
    <dc:subject>A 't' numberformat modifier character specific to the Thai locale</dc:subject>
    <meta:initial-creator>Eike Rathke</meta:initial-creator>
    <meta:creation-date>2005-10-11T20:26:56</meta:creation-date>
    <dc:creator>Eike Rathke</dc:creator>
    <dc:date>2005-10-11T20:26:57</dc:date>
    <dc:language>en-US</dc:language>
    <meta:editing-cycles>2</meta:editing-cycles>
    <meta:editing-duration>PT5S</meta:editing-duration>
    <meta:template xlink:type="simple" xlink:actuate="onRequest" xlink:role="template" xlink:href="../../.staroffice8-final/user/template/00_my/Specification_template.stw" xlink:title="Specification_template" meta:date="2005-10-11T12:24:03"/>
    <meta:user-defined meta:name="Info 1"/>
    <meta:user-defined meta:name="Info 2"/>
    <meta:user-defined meta:name="Info 3"/>
    <meta:user-defined meta:name="Info 4"/>
    <meta:document-statistic meta:table-count="5" meta:image-count="0" meta:object-count="0" meta:page-count="7" meta:paragraph-count="122" meta:word-count="842" meta:character-count="5156"/>
  </office:meta>
</office:document-meta>
</file>

<file path=META-INF/documentsignatures.xml><?xml version="1.0" encoding="utf-8"?>
<document-signatures xmlns="http://openoffice.org/2004/documentsignatures">
  <Signature xmlns="http://www.w3.org/2000/09/xmldsig#" Id="ID_00e90035009f00b8003b00c1001100da00b900e3000800000046009a005500b2">
    <SignedInfo>
      <CanonicalizationMethod Algorithm="http://www.w3.org/TR/2001/REC-xml-c14n-20010315"/>
      <SignatureMethod Algorithm="http://www.w3.org/2000/09/xmldsig#rsa-sha1"/>
      <Reference URI="layout-cache">
        <DigestMethod Algorithm="http://www.w3.org/2000/09/xmldsig#sha1"/>
        <DigestValue>eeWL8F5c6Mmd8nBmCIERwoOw4rk=</DigestValue>
      </Reference>
      <Reference URI="content.xml">
        <Transforms>
          <Transform Algorithm="http://www.w3.org/TR/2001/REC-xml-c14n-20010315"/>
        </Transforms>
        <DigestMethod Algorithm="http://www.w3.org/2000/09/xmldsig#sha1"/>
        <DigestValue>NirXR7LNVQ0FbpS6PseaJpPGOdI=</DigestValue>
      </Reference>
      <Reference URI="styles.xml">
        <Transforms>
          <Transform Algorithm="http://www.w3.org/TR/2001/REC-xml-c14n-20010315"/>
        </Transforms>
        <DigestMethod Algorithm="http://www.w3.org/2000/09/xmldsig#sha1"/>
        <DigestValue>ZZ0CpqfitBL2Jg3jYwgc0GF2Ykk=</DigestValue>
      </Reference>
      <Reference URI="meta.xml">
        <Transforms>
          <Transform Algorithm="http://www.w3.org/TR/2001/REC-xml-c14n-20010315"/>
        </Transforms>
        <DigestMethod Algorithm="http://www.w3.org/2000/09/xmldsig#sha1"/>
        <DigestValue>m2vxnokTTfFHHGR1998T8xwndos=</DigestValue>
      </Reference>
      <Reference URI="settings.xml">
        <Transforms>
          <Transform Algorithm="http://www.w3.org/TR/2001/REC-xml-c14n-20010315"/>
        </Transforms>
        <DigestMethod Algorithm="http://www.w3.org/2000/09/xmldsig#sha1"/>
        <DigestValue>WxgVrleO8Adh7spwFpATMqSryhU=</DigestValue>
      </Reference>
      <Reference URI="#ID_00e9003500a600f2003b00c1001100da009700bf000800000046009a005500b2">
        <DigestMethod Algorithm="http://www.w3.org/2000/09/xmldsig#sha1"/>
        <DigestValue>cu2DXRM9Z6k0Z+MALzFoAFbUWk8=</DigestValue>
      </Reference>
    </SignedInfo>
    <SignatureValue>ckadpG1LQ7Mx+iizLh5lImpOdeTJocjWzZHo7e/D8gRkwUNNBDHcgPth39vGPIb9
QvRen0V8aZ0egIVejf+WKl542yuN919ZQJmIwpwy0RdExhi2SeQxydNceBpE29vE
Dh5zcfKaiqtRMejCIR9Iy0hEEHWjTjp4ECvFGJe9CZk=</SignatureValue>
    <KeyInfo>
      <X509Data>
        <X509IssuerSerial>
          <X509IssuerName>CN=STAROFFICE INTERNAL CA,OU=StarOffice,O=Sun Microsystems GmbH,ST=Hamburg,C=DE</X509IssuerName>
          <X509SerialNumber>17109662864390153868</X509SerialNumber>
        </X509IssuerSerial>
        <X509Certificate>MIIDljCCAv+gAwIBAgIJAO1xu7lqquaMMA0GCSqGSIb3DQEBBAUAMHUxCzAJBgNV
BAYTAkRFMRAwDgYDVQQIEwdIYW1idXJnMR4wHAYDVQQKExVTdW4gTWljcm9zeXN0
ZW1zIEdtYkgxEzARBgNVBAsTClN0YXJPZmZpY2UxHzAdBgNVBAMTFlNUQVJPRkZJ
Q0UgSU5URVJOQUwgQ0EwHhcNMDUwNTExMTE0NTM1WhcNMDcwNTExMTE0NTM1WjCB
mjELMAkGA1UEBhMCREUxEDAOBgNVBAgTB0hhbWJ1cmcxHjAcBgNVBAoTFVN1biBN
aWNyb3N5c3RlbXMgR21iSDETMBEGA1UECxMKU3Rhck9mZmljZTEaMBgGA1UEAxMR
Q2hyaXN0b2YgUGludGFza2UxKDAmBgkqhkiG9w0BCQEWGUNocmlzdG9mLlBpbnRh
c2tlQHN1bi5jb20wgZ8wDQYJKoZIhvcNAQEBBQADgY0AMIGJAoGBAOgt/onGfCc8
gRewr1Z7mUP7pL6uv5wgxBtzKxKpGgi4gtFYRZ5NcdB8iUjQpUyA68xEkZ9CI8jE
Iu9+YxNfYqCP3Xmk1UyVQtansI1X6YOjyuuhj7kVBKWodCAOCMiRiEbthJCOSTjR
s0XUagbvlazzy45CbMQ71i2wSxzDOzSHAgMBAAGjggEGMIIBAjAJBgNVHRMEAjAA
MCwGCWCGSAGG+EIBDQQfFh1PcGVuU1NMIEdlbmVyYXRlZCBDZXJ0aWZpY2F0ZTAd
BgNVHQ4EFgQUBz4Ixmoid0R3Sf1qXNlmt2D2dQQwgacGA1UdIwSBnzCBnIAUo3I7
6i5kVjcT6sChAo3dBXxPcoSheaR3MHUxCzAJBgNVBAYTAkRFMRAwDgYDVQQIEwdI
YW1idXJnMR4wHAYDVQQKExVTdW4gTWljcm9zeXN0ZW1zIEdtYkgxEzARBgNVBAsT
ClN0YXJPZmZpY2UxHzAdBgNVBAMTFlNUQVJPRkZJQ0UgSU5URVJOQUwgQ0GCCQDt
cbu5aqrmeTANBgkqhkiG9w0BAQQFAAOBgQBNnJrTXw0M6u+YIBUEnKVdZm7UZv+y
qbFBc0o2ztiBikdstqoJAGD+J620Or4J1q2f/zzKyKC+IJcNYvdZHWnO7j7EVzz6
Pt2spYCpZgegyDmGDGmmkOge1J1GKXPcSLS+/qdL4lssH8m0316LJu+fzSfMfwWy
3iqtSxDse9X6cg==</X509Certificate>
      </X509Data>
    </KeyInfo>
    <Object>
      <SignatureProperties>
        <SignatureProperty Id="ID_00e9003500a600f2003b00c1001100da009700bf000800000046009a005500b2" Target="#ID_00e90035009f00b8003b00c1001100da00b900e3000800000046009a005500b2">
          <dc:date xmlns:dc="http://purl.org/dc/elements/1.1/">2005-10-13T10:18:18</dc:date>
        </SignatureProperty>
      </SignatureProperties>
    </Object>
  </Signature>
</document-signatures>
</file>